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7.729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36"/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office:value-type="string" calcext:value-type="string">
            <text:p>Bank Marketing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archive.ics.uci.edu/ml/datasets/Bank+Marketing" xlink:type="simple">https://archive.ics.uci.edu/ml/datasets/Bank+Marketing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2" office:value-type="date" office:date-value="2023-01-18" calcext:value-type="date">
            <text:p>18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256410256410256" calcext:value-type="float">
            <text:p>0,26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214285714285714" calcext:value-type="float">
            <text:p>0,21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285714285714286" calcext:value-type="float">
            <text:p>0,29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142857142857143" calcext:value-type="float">
            <text:p>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0">
      <number:month number:textual="true"/>
      <number:text>-</number:text>
      <number:year/>
    </number:date-style>
    <number:time-style style:name="N119">
      <number:hours/>
      <number:text>:</number:text>
      <number:minutes number:style="long"/>
    </number:time-style>
    <number:time-style style:name="N118">
      <number:minutes number:style="long"/>
      <number:text>:</number:text>
      <number:seconds number:style="long" number:decimal-places="1"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-</number:text>
      <number:month number:textual="true"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/>
    </number:time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41P0" style:volatile="true">
      <number:text>€ 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12P0" style:volatile="true">
      <number:text>€ </number:text>
      <number:number number:decimal-places="2" number:min-decimal-places="2" number:min-integer-digits="1" number:grouping="true"/>
    </number:number-style>
    <number:number-style style:name="N112">
      <number:text>-€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9:09:44.840469060</dc:date>
    <meta:editing-duration>PT1H14M2S</meta:editing-duration>
    <meta:editing-cycles>8</meta:editing-cycles>
    <meta:document-statistic meta:table-count="3" meta:cell-count="246" meta:object-count="0"/>
  </office:meta>
</office:document-meta>
</file>